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021cm" fo:min-width="0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623cm"/>
    </style:style>
    <style:style style:name="gr4" style:family="graphic" style:parent-style-name="standard">
      <style:graphic-properties draw:stroke="none" draw:fill="none" fo:min-height="1.867cm"/>
    </style:style>
    <style:style style:name="gr5" style:family="graphic" style:parent-style-name="standard">
      <style:graphic-properties draw:stroke="none" draw:fill="none" fo:min-height="1.153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-color="#c5000b" draw:opacity="100%" draw:textarea-horizontal-align="justify" draw:textarea-vertical-align="middle" draw:auto-grow-height="false" fo:min-height="0.351cm" fo:min-width="1.325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c5000b" draw:opacity="100%" draw:textarea-horizontal-align="justify" draw:textarea-vertical-align="middle" draw:auto-grow-height="false" fo:min-height="0.605cm" fo:min-width="1.325cm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-color="#c5000b" draw:textarea-horizontal-align="justify" draw:textarea-vertical-align="middle" draw:auto-grow-height="false" fo:min-height="0.315cm" fo:min-width="0.938cm" fo:padding-top="0.139cm" fo:padding-bottom="0.139cm" fo:padding-left="0.264cm" fo:padding-right="0.264cm"/>
    </style:style>
    <style:style style:name="gr9" style:family="graphic" style:parent-style-name="standard">
      <style:graphic-properties draw:stroke="none" draw:fill="none" fo:min-height="0.924cm"/>
    </style:style>
    <style:style style:name="gr10" style:family="graphic" style:parent-style-name="standard">
      <style:graphic-properties draw:stroke="none" draw:fill="none" fo:min-height="0.57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605cm" fo:min-width="1.325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solid" draw:fill-color="#c5000b" draw:opacity="100%" draw:textarea-horizontal-align="justify" draw:textarea-vertical-align="middle" draw:auto-grow-height="false" fo:min-height="0.351cm" fo:min-width="1.325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c5000b" draw:opacity="100%" draw:textarea-horizontal-align="justify" draw:textarea-vertical-align="middle" draw:auto-grow-height="false" fo:min-height="0.351cm" fo:min-width="2.445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1.367cm" fo:min-width="2.445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-color="#c5000b" draw:opacity="100%" draw:textarea-horizontal-align="justify" draw:textarea-vertical-align="middle" draw:auto-grow-height="false" fo:min-height="0.351cm" fo:min-width="0.159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579d1c" draw:opacity="100%" draw:textarea-horizontal-align="justify" draw:textarea-vertical-align="middle" draw:auto-grow-height="false" fo:min-height="0.351cm" fo:min-width="1.191cm" fo:padding-top="0.142cm" fo:padding-bottom="0.142cm" fo:padding-left="0.267cm" fo:padding-right="0.267cm"/>
    </style:style>
    <style:style style:name="gr17" style:family="graphic" style:parent-style-name="objectwithoutfill">
      <style:graphic-properties draw:stroke="dash" draw:stroke-dash="Fine_20_Dashed"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281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-color="#c5000b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-color="#579d1c" draw:opacity="100%" draw:textarea-horizontal-align="justify" draw:textarea-vertical-align="middle" draw:auto-grow-height="false" fo:min-height="0.224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-color="#c5000b" draw:opacity="100%"/>
      <style:paragraph-properties fo:text-align="center"/>
      <style:text-properties style:font-name="Open Sans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  <style:text-properties style:font-name="Open Sans"/>
    </style:style>
    <style:style style:name="P8" style:family="paragraph">
      <loext:graphic-properties draw:fill="solid" draw:fill-color="#c5000b" draw:opacity="100%"/>
      <style:paragraph-properties fo:text-align="center"/>
      <style:text-properties style:font-name="Open Sans"/>
    </style:style>
    <style:style style:name="P9" style:family="paragraph">
      <loext:graphic-properties draw:fill-color="#c5000b" draw:opacity="100%"/>
      <style:paragraph-properties fo:text-align="center"/>
      <style:text-properties style:font-name="Open Sans" fo:font-size="13pt" style:font-size-asian="13pt" style:font-size-complex="13pt"/>
    </style:style>
    <style:style style:name="P10" style:family="paragraph">
      <loext:graphic-properties draw:fill-color="#579d1c" draw:opacity="100%"/>
      <style:paragraph-properties fo:text-align="center"/>
      <style:text-properties style:font-name="Open Sans" fo:font-size="13pt" style:font-size-asian="13pt" style:font-size-complex="13pt"/>
    </style:style>
    <style:style style:name="P11" style:family="paragraph">
      <loext:graphic-properties draw:fill-color="#c5000b" draw:opacity="100%"/>
      <style:paragraph-properties fo:text-align="center"/>
    </style:style>
    <style:style style:name="P12" style:family="paragraph">
      <loext:graphic-properties draw:fill-color="#579d1c" draw:opacity="100%"/>
      <style:paragraph-properties fo:text-align="center"/>
      <style:text-properties fo:color="#ff950e"/>
    </style:style>
    <style:style style:name="T1" style:family="text">
      <style:text-properties style:font-name="Open Sans" fo:font-size="13pt" fo:font-weight="bold" style:font-size-asian="20pt" style:font-weight-asian="bold" style:font-size-complex="20pt" style:font-weight-complex="bold"/>
    </style:style>
    <style:style style:name="T2" style:family="text">
      <style:text-properties style:font-name="Open Sans" fo:font-size="12pt"/>
    </style:style>
    <style:style style:name="T3" style:family="text">
      <style:text-properties style:font-name="Open Sans" fo:font-size="12pt" style:font-size-asian="12pt" style:font-size-complex="12pt"/>
    </style:style>
    <style:style style:name="T4" style:family="text">
      <style:text-properties style:font-name="Open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381cm" svg:height="0.381cm" svg:x="8.362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953cm" svg:y1="11.814cm" svg:x2="7.092cm" svg:y2="13.74cm">
          <text:p/>
        </draw:line>
        <draw:line draw:style-name="gr2" draw:text-style-name="P2" draw:layer="layout" svg:x1="5.572cm" svg:y1="10.798cm" svg:x2="7.091cm" svg:y2="11.489cm">
          <text:p/>
        </draw:line>
        <draw:line draw:style-name="gr2" draw:text-style-name="P2" draw:layer="layout" svg:x1="5.445cm" svg:y1="10.29cm" svg:x2="7.091cm" svg:y2="10.873cm">
          <text:p/>
        </draw:line>
        <draw:line draw:style-name="gr2" draw:text-style-name="P2" draw:layer="layout" svg:x1="5.191cm" svg:y1="10.29cm" svg:x2="7.086cm" svg:y2="8.589cm">
          <text:p/>
        </draw:line>
        <draw:line draw:style-name="gr2" draw:text-style-name="P2" draw:layer="layout" svg:x1="3.032cm" svg:y1="10.29cm" svg:x2="4.129cm" svg:y2="11.88cm">
          <text:p/>
        </draw:line>
        <draw:line draw:style-name="gr2" draw:text-style-name="P2" draw:layer="layout" svg:x1="3.114cm" svg:y1="9.619cm" svg:x2="4.13cm" svg:y2="8.984cm">
          <text:p/>
        </draw:line>
        <draw:frame draw:style-name="gr3" draw:text-style-name="P3" draw:layer="layout" svg:width="4.349cm" svg:height="0.873cm" svg:x="0.923cm" svg:y="1.866cm">
          <draw:text-box>
            <text:p><text:span text:style-name="T1">DRAM metadata</text:span></text:p>
          </draw:text-box>
        </draw:frame>
        <draw:frame draw:style-name="gr4" draw:text-style-name="P3" draw:layer="layout" svg:width="4.776cm" svg:height="2.117cm" svg:x="0.923cm" svg:y="6.833cm">
          <draw:text-box>
            <text:p><text:span text:style-name="T1">NVMM metadata and user data</text:span></text:p>
          </draw:text-box>
        </draw:frame>
        <draw:frame draw:style-name="gr5" draw:text-style-name="P3" draw:layer="layout" svg:width="2.667cm" svg:height="1.403cm" svg:x="1.018cm" svg:y="2.589cm">
          <draw:text-box>
            <text:p><text:span text:style-name="T2">Per-thread</text:span></text:p>
            <text:p><text:span text:style-name="T2">Arena</text:span></text:p>
          </draw:text-box>
        </draw:frame>
        <draw:g xml:id="id3" draw:id="id3">
          <draw:custom-shape draw:style-name="gr6" draw:text-style-name="P5" draw:layer="layout" svg:width="1.859cm" svg:height="0.635cm" svg:x="1.28cm" svg:y="4.386cm">
            <text:p text:style-name="P4"><text:span text:style-name="T3">Lock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859cm" svg:height="0.889cm" svg:x="1.28cm" svg:y="4.986cm">
            <text:p text:style-name="P4"><text:span text:style-name="T3">Free list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xml:id="id4" draw:id="id4" draw:layer="layout" svg:width="2.93cm" svg:height="1.778cm" svg:x="7.087cm" svg:y="4.11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" draw:text-style-name="P3" draw:layer="layout" svg:width="1.149cm" svg:height="1.174cm" svg:x="3.185cm" svg:y="4.767cm">
          <draw:text-box>
            <text:p>...</text:p>
          </draw:text-box>
        </draw:frame>
        <draw:frame draw:style-name="gr5" draw:text-style-name="P3" draw:layer="layout" svg:width="3.724cm" svg:height="1.403cm" svg:x="6.819cm" svg:y="2.756cm">
          <draw:text-box>
            <text:p><text:span text:style-name="T2">Global AVL tree of free chunks</text:span></text:p>
          </draw:text-box>
        </draw:frame>
        <draw:frame draw:style-name="gr10" draw:text-style-name="P3" draw:layer="layout" svg:width="2.667cm" svg:height="0.827cm" svg:x="1.019cm" svg:y="8.164cm">
          <draw:text-box>
            <text:p><text:span text:style-name="T2">Heap</text:span></text:p>
          </draw:text-box>
        </draw:frame>
        <draw:g>
          <draw:custom-shape draw:style-name="gr11" draw:text-style-name="P7" draw:layer="layout" svg:width="1.859cm" svg:height="0.889cm" svg:x="1.28cm" svg:y="10.186cm">
            <text:p text:style-name="P4"><text:span text:style-name="T3">.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1.859cm" svg:height="0.635cm" svg:x="1.28cm" svg:y="8.986cm">
            <text:p text:style-name="P4"><text:span text:style-name="T3">Head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859cm" svg:height="0.889cm" svg:x="1.28cm" svg:y="9.586cm">
            <text:p text:style-name="P4"><text:span text:style-name="T3">Zone 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859cm" svg:height="0.889cm" svg:x="1.28cm" svg:y="10.986cm">
            <text:p text:style-name="P4"><text:span text:style-name="T3">Zone 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1.859cm" svg:height="0.889cm" svg:x="4.12cm" svg:y="10.186cm">
            <text:p text:style-name="P4"><text:span text:style-name="T3">.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859cm" svg:height="0.635cm" svg:x="4.12cm" svg:y="8.986cm">
            <text:p text:style-name="P4"><text:span text:style-name="T3">Head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859cm" svg:height="0.889cm" svg:x="4.12cm" svg:y="9.586cm">
            <text:p text:style-name="P4"><text:span text:style-name="T3">Chunk 0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.859cm" svg:height="0.889cm" svg:x="4.12cm" svg:y="10.986cm">
            <text:p text:style-name="P4"><text:span text:style-name="T3">Chunk M</text:span></text:p>
            <draw:enhanced-geometry svg:viewBox="0 0 21600 21600" draw:type="rectangle" draw:enhanced-path="M 0 0 L 21600 0 21600 21600 0 21600 0 0 Z N"/>
          </draw:custom-shape>
        </draw:g>
        <draw:frame draw:style-name="gr10" draw:text-style-name="P3" draw:layer="layout" svg:width="2.667cm" svg:height="0.827cm" svg:x="3.92cm" svg:y="8.164cm">
          <draw:text-box>
            <text:p><text:span text:style-name="T2">Zone</text:span></text:p>
          </draw:text-box>
        </draw:frame>
        <draw:frame draw:style-name="gr5" draw:text-style-name="P3" draw:layer="layout" svg:width="3.685cm" svg:height="1.403cm" svg:x="6.817cm" svg:y="13.684cm">
          <draw:text-box>
            <text:p><text:span text:style-name="T2">Chunk for large</text:span></text:p>
            <text:p><text:span text:style-name="T2">size allocation</text:span></text:p>
          </draw:text-box>
        </draw:frame>
        <draw:g>
          <draw:custom-shape draw:style-name="gr13" draw:text-style-name="P5" draw:layer="layout" svg:width="2.979cm" svg:height="0.635cm" svg:x="7.071cm" svg:y="11.486cm">
            <text:p text:style-name="P4"><text:span text:style-name="T3">Hea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2.979cm" svg:height="1.651cm" svg:x="7.071cm" svg:y="12.0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0.693cm" svg:height="0.635cm" svg:x="7.371cm" svg:y="12.286cm">
            <text:p text:style-name="P4"><text:span text:style-name="T4">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1.725cm" svg:height="0.635cm" svg:x="8.071cm" svg:y="12.286cm">
            <text:p text:style-name="P4"><text:span text:style-name="T4">User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149cm" svg:height="1.174cm" svg:x="8.077cm" svg:y="12.567cm">
            <draw:text-box>
              <text:p>...</text:p>
            </draw:text-box>
          </draw:frame>
        </draw:g>
        <draw:g>
          <draw:custom-shape draw:style-name="gr13" draw:text-style-name="P5" draw:layer="layout" svg:width="2.979cm" svg:height="0.635cm" svg:x="7.071cm" svg:y="8.595cm">
            <text:p text:style-name="P4"><text:span text:style-name="T3">Bitmap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7" draw:layer="layout" svg:width="2.979cm" svg:height="1.651cm" svg:x="7.071cm" svg:y="9.2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0.693cm" svg:height="0.635cm" svg:x="7.371cm" svg:y="9.424cm">
            <text:p text:style-name="P4"><text:span text:style-name="T4">Siz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1.725cm" svg:height="0.635cm" svg:x="8.071cm" svg:y="9.424cm">
            <text:p text:style-name="P4"><text:span text:style-name="T4">User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3" draw:layer="layout" svg:width="1.149cm" svg:height="1.174cm" svg:x="8.077cm" svg:y="9.705cm">
            <draw:text-box>
              <text:p>...</text:p>
            </draw:text-box>
          </draw:frame>
        </draw:g>
        <draw:frame draw:style-name="gr9" draw:text-style-name="P3" draw:layer="layout" svg:width="1.149cm" svg:height="1.174cm" svg:x="8.086cm" svg:y="10.567cm">
          <draw:text-box>
            <text:p>...</text:p>
          </draw:text-box>
        </draw:frame>
        <draw:g xml:id="id1" draw:id="id1">
          <draw:custom-shape draw:style-name="gr6" draw:text-style-name="P5" draw:layer="layout" svg:width="1.859cm" svg:height="0.635cm" svg:x="4.18cm" svg:y="4.386cm">
            <text:p text:style-name="P4"><text:span text:style-name="T3">Lock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.859cm" svg:height="0.889cm" svg:x="4.18cm" svg:y="4.986cm">
            <text:p text:style-name="P4"><text:span text:style-name="T3">Free list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2" draw:layer="layout" svg:x1="1.081cm" svg:y1="6.771cm" svg:x2="10.225cm" svg:y2="6.771cm">
          <text:p/>
        </draw:line>
        <draw:connector draw:style-name="gr18" draw:text-style-name="P2" draw:layer="layout" svg:x1="5.109cm" svg:y1="5.875cm" svg:x2="8.553cm" svg:y2="7.315cm" draw:start-shape="id1" draw:start-glue-point="2" draw:end-shape="id2" draw:end-glue-point="4" svg:d="M5109 5875v728h3444v712" svg:viewBox="0 0 3445 1441">
          <text:p/>
        </draw:connector>
        <draw:connector draw:style-name="gr18" draw:text-style-name="P2" draw:layer="layout" svg:x1="2.209cm" svg:y1="5.875cm" svg:x2="8.553cm" svg:y2="7.315cm" draw:start-shape="id3" draw:start-glue-point="2" draw:end-shape="id2" draw:end-glue-point="4" svg:d="M2209 5875v728h6344v712" svg:viewBox="0 0 6345 1441">
          <text:p/>
        </draw:connector>
        <draw:connector draw:style-name="gr18" draw:text-style-name="P2" draw:layer="layout" svg:x1="8.552cm" svg:y1="5.895cm" svg:x2="8.553cm" svg:y2="7.315cm" draw:start-shape="id4" draw:start-glue-point="7" draw:end-shape="id2" draw:end-glue-point="4" svg:d="M8552 5895v717h1v703" svg:viewBox="0 0 2 1421">
          <text:p/>
        </draw:connector>
        <draw:frame draw:style-name="gr5" draw:text-style-name="P3" draw:layer="layout" svg:width="3.839cm" svg:height="1.403cm" svg:x="6.818cm" svg:y="7.288cm">
          <draw:text-box>
            <text:p><text:span text:style-name="T2">Chunk for small size allocation</text:span></text:p>
          </draw:text-box>
        </draw:frame>
        <draw:line draw:style-name="gr17" draw:text-style-name="P2" draw:layer="layout" svg:x1="1.081cm" svg:y1="15.071cm" svg:x2="10.225cm" svg:y2="15.071cm">
          <text:p/>
        </draw:line>
        <draw:custom-shape draw:style-name="gr19" draw:text-style-name="P11" draw:layer="layout" svg:width="0.508cm" svg:height="0.508cm" svg:x="1.322cm" svg:y="15.2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101cm" svg:height="0.827cm" svg:x="1.833cm" svg:y="15.051cm">
          <draw:text-box>
            <text:p><text:span text:style-name="T2">Heap metadata</text:span></text:p>
          </draw:text-box>
        </draw:frame>
        <draw:custom-shape draw:style-name="gr20" draw:text-style-name="P12" draw:layer="layout" svg:width="0.508cm" svg:height="0.508cm" svg:x="6.441cm" svg:y="15.2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81cm" svg:height="0.827cm" svg:x="6.934cm" svg:y="15.051cm">
          <draw:text-box>
            <text:p><text:span text:style-name="T2">User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1:49:42.118547349</meta:creation-date>
    <dc:date>2020-01-15T12:42:23.400322195</dc:date>
    <meta:editing-duration>PT4H52M52S</meta:editing-duration>
    <meta:editing-cycles>47</meta:editing-cycles>
    <meta:generator>LibreOffice/6.2.8.2$Linux_X86_64 LibreOffice_project/20$Build-2</meta:generator>
    <meta:document-statistic meta:object-count="55"/>
  </office:meta>
</office:document-meta>
</file>